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color="#000000" loext:opacity="100%" style:font-name="Arial" fo:font-size="10pt" fo:font-style="normal" style:text-underline-style="none" fo:font-weight="bold" officeooo:rsid="0013fcc5" officeooo:paragraph-rsid="00250406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Standard">
      <style:paragraph-properties fo:margin-left="0.0193in" fo:margin-right="0in" fo:margin-top="0in" fo:margin-bottom="0in" style:contextual-spacing="false" fo:text-align="start" style:justify-single-word="false" fo:text-indent="0in" style:auto-text-indent="false" fo:padding="0in" fo:border="none"/>
      <style:text-properties fo:color="#000000" loext:opacity="100%" style:font-name="Arial" fo:font-size="10pt" fo:font-style="normal" style:text-underline-style="none" fo:font-weight="normal" officeooo:rsid="0013fcc5" officeooo:paragraph-rsid="00250406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margin-left="0.0783in" fo:margin-right="0in" fo:margin-top="0in" fo:margin-bottom="0in" style:contextual-spacing="false" fo:text-align="center" style:justify-single-word="false" fo:text-indent="0in" style:auto-text-indent="false" fo:padding="0in" fo:border="none"/>
      <style:text-properties fo:color="#000000" loext:opacity="100%" style:font-name="Arial" fo:font-size="10pt" fo:font-style="normal" style:text-underline-style="none" fo:font-weight="bold" officeooo:paragraph-rsid="00250406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Standard">
      <style:paragraph-properties fo:margin-left="0.0783in" fo:margin-right="0in" fo:margin-top="0in" fo:margin-bottom="0in" style:contextual-spacing="false" fo:text-align="center" style:justify-single-word="false" fo:text-indent="0in" style:auto-text-indent="false" fo:padding="0in" fo:border="none"/>
      <style:text-properties fo:color="#000000" loext:opacity="100%" style:font-name="Arial" fo:font-size="14pt" fo:font-style="normal" style:text-underline-style="none" fo:font-weight="bold" officeooo:paragraph-rsid="00250406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color="#000000" loext:opacity="100%" style:font-name="Arial" fo:font-size="10pt" fo:font-style="normal" style:text-underline-style="none" fo:font-weight="normal" officeooo:rsid="00207820" officeooo:paragraph-rsid="00250406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color="#000000" loext:opacity="100%" style:font-name="Arial" fo:font-size="10pt" fo:font-style="normal" style:text-underline-style="none" fo:font-weight="normal" officeooo:rsid="001fb0d4" officeooo:paragraph-rsid="00250406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officeooo:paragraph-rsid="00250406"/>
    </style:style>
    <style:style style:name="P8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color="#000000" loext:opacity="100%" style:font-name="Arial" fo:font-size="10pt" fo:font-style="normal" style:text-underline-style="none" fo:font-weight="normal" officeooo:paragraph-rsid="00250406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loext:graphic-properties draw:fill="solid" draw:fill-color="#dddddd" draw:opacity="100%"/>
      <style:paragraph-properties fo:margin-left="0in" fo:margin-right="0in" fo:margin-top="0in" fo:margin-bottom="0in" style:contextual-spacing="false" fo:text-align="center" style:justify-single-word="false" fo:text-indent="0in" style:auto-text-indent="false" fo:background-color="#dddddd" fo:padding="0in" fo:border="none"/>
      <style:text-properties fo:color="#000000" loext:opacity="100%" style:font-name="Arial" fo:font-size="10pt" fo:font-style="normal" style:text-underline-style="none" fo:font-weight="bold" officeooo:rsid="00074c71" officeooo:paragraph-rsid="00250406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margin-left="0.8862in" fo:margin-right="0in" fo:margin-top="0.0236in" fo:margin-bottom="0in" style:contextual-spacing="false" fo:text-align="start" style:justify-single-word="false" fo:text-indent="0in" style:auto-text-indent="false" fo:padding="0in" fo:border="none"/>
      <style:text-properties fo:color="#000000" loext:opacity="100%" style:font-name="Arial" fo:font-size="10pt" fo:font-style="normal" style:text-underline-style="none" fo:font-weight="normal" officeooo:paragraph-rsid="00250406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.0236in" fo:margin-bottom="0in" style:contextual-spacing="false" fo:text-align="justify" style:justify-single-word="false" fo:text-indent="0in" style:auto-text-indent="false" fo:padding="0in" fo:border="none"/>
      <style:text-properties fo:color="#000000" loext:opacity="100%" style:font-name="Arial" fo:font-size="10pt" fo:font-style="normal" style:text-underline-style="none" fo:font-weight="normal" officeooo:paragraph-rsid="00250406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.0236in" fo:margin-bottom="0in" style:contextual-spacing="false" fo:text-align="justify" style:justify-single-word="false" fo:text-indent="0in" style:auto-text-indent="false" fo:padding="0in" fo:border="none"/>
      <style:text-properties fo:color="#000000" loext:opacity="100%" style:font-name="Arial" fo:font-size="10pt" fo:font-style="normal" style:text-underline-style="none" fo:font-weight="normal" officeooo:rsid="0013fcc5" officeooo:paragraph-rsid="00250406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margin-left="0.8862in" fo:margin-right="0in" fo:margin-top="0.0236in" fo:margin-bottom="0in" style:contextual-spacing="false" fo:text-align="justify" style:justify-single-word="false" fo:text-indent="0.4925in" style:auto-text-indent="false" fo:padding="0in" fo:border="none"/>
      <style:text-properties fo:color="#000000" loext:opacity="100%" style:font-name="Arial" fo:font-size="10pt" fo:font-style="normal" style:text-underline-style="none" fo:font-weight="normal" officeooo:paragraph-rsid="00250406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loext:graphic-properties draw:fill="solid" draw:fill-color="#dddddd" draw:opacity="100%"/>
      <style:paragraph-properties fo:margin-left="0.1965in" fo:margin-right="0in" fo:margin-top="0.0161in" fo:margin-bottom="0.0161in" style:contextual-spacing="false" fo:text-align="center" style:justify-single-word="false" fo:text-indent="0in" style:auto-text-indent="false" fo:background-color="#dddddd" fo:padding="0in" fo:border="none"/>
      <style:text-properties fo:color="#000000" loext:opacity="100%" style:font-name="Arial" fo:font-size="10pt" fo:font-style="normal" style:text-underline-style="none" fo:font-weight="bold" officeooo:rsid="00074c71" officeooo:paragraph-rsid="00250406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 fo:margin-left="0.8862in" fo:margin-right="0in" fo:margin-top="0.0236in" fo:margin-bottom="0in" style:contextual-spacing="false" fo:text-align="justify" style:justify-single-word="false" fo:text-indent="0in" style:auto-text-indent="false" fo:padding="0in" fo:border="none"/>
      <style:text-properties fo:color="#000000" loext:opacity="100%" style:font-name="Arial" fo:font-size="10pt" fo:font-style="normal" style:text-underline-style="none" fo:font-weight="normal" officeooo:paragraph-rsid="00250406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margin-left="0.8862in" fo:margin-right="0in" fo:margin-top="0.0236in" fo:margin-bottom="0in" style:contextual-spacing="false" fo:text-align="justify" style:justify-single-word="false" fo:text-indent="0in" style:auto-text-indent="false" fo:padding="0in" fo:border="none"/>
      <style:text-properties fo:color="#000000" loext:opacity="100%" style:font-name="Arial" fo:font-size="10pt" fo:font-style="normal" style:text-underline-style="none" fo:font-weight="normal" officeooo:rsid="0013fcc5" officeooo:paragraph-rsid="00250406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.0236in" fo:margin-bottom="0in" style:contextual-spacing="false" fo:text-align="justify" style:justify-single-word="false" fo:text-indent="0in" style:auto-text-indent="false" fo:padding="0in" fo:border="none"/>
      <style:text-properties fo:color="#000000" loext:opacity="100%" style:font-name="Arial" fo:font-size="10pt" fo:font-style="normal" style:text-underline-style="none" fo:font-weight="normal" officeooo:rsid="00141f9a" officeooo:paragraph-rsid="00250406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margin-left="0.8862in" fo:margin-right="0in" fo:margin-top="0.0236in" fo:margin-bottom="0in" style:contextual-spacing="false" fo:text-align="justify" style:justify-single-word="false" fo:text-indent="0.4925in" style:auto-text-indent="false" fo:break-before="page" fo:padding="0in" fo:border="none"/>
      <style:text-properties fo:color="#000000" loext:opacity="100%" style:font-name="Arial" fo:font-size="10pt" fo:font-style="normal" style:text-underline-style="none" fo:font-weight="normal" officeooo:paragraph-rsid="00250406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loext:graphic-properties draw:fill="solid" draw:fill-color="#dddddd" draw:opacity="100%"/>
      <style:paragraph-properties fo:margin-left="0.1965in" fo:margin-right="0in" fo:margin-top="0.0161in" fo:margin-bottom="0.0161in" style:contextual-spacing="false" fo:text-align="center" style:justify-single-word="false" fo:text-indent="0in" style:auto-text-indent="false" fo:background-color="#dddddd" fo:padding="0in" fo:border="none"/>
      <style:text-properties fo:color="#000000" loext:opacity="100%" style:font-name="Arial" fo:font-size="10pt" fo:font-style="normal" style:text-underline-style="none" fo:font-weight="bold" officeooo:rsid="00076081" officeooo:paragraph-rsid="00250406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Standard">
      <style:paragraph-properties fo:margin-left="0in" fo:margin-right="0in" fo:margin-top="0.0236in" fo:margin-bottom="0in" style:contextual-spacing="false" fo:text-align="justify" style:justify-single-word="false" fo:text-indent="0in" style:auto-text-indent="false" fo:padding="0in" fo:border="none"/>
      <style:text-properties officeooo:paragraph-rsid="00250406"/>
    </style:style>
    <style:style style:name="P21" style:family="paragraph" style:parent-style-name="Standard">
      <style:paragraph-properties fo:margin-left="0in" fo:margin-right="0in" fo:margin-top="0.0236in" fo:margin-bottom="0in" style:contextual-spacing="false" fo:text-align="justify" style:justify-single-word="false" fo:text-indent="0in" style:auto-text-indent="false" fo:padding="0in" fo:border="none"/>
      <style:text-properties fo:color="#000000" loext:opacity="100%" style:font-name="Arial" fo:font-size="10pt" fo:font-style="normal" style:text-underline-style="none" fo:font-weight="normal" officeooo:rsid="001438bc" officeooo:paragraph-rsid="00250406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.0236in" fo:margin-bottom="0in" style:contextual-spacing="false" fo:text-align="justify" style:justify-single-word="false" fo:text-indent="0in" style:auto-text-indent="false" fo:padding="0in" fo:border="none"/>
      <style:text-properties officeooo:rsid="001fcd5f" officeooo:paragraph-rsid="00250406"/>
    </style:style>
    <style:style style:name="P23" style:family="paragraph" style:parent-style-name="Standard">
      <style:paragraph-properties fo:margin-left="0in" fo:margin-right="0in" fo:margin-top="0.0236in" fo:margin-bottom="0in" style:contextual-spacing="false" fo:text-align="justify" style:justify-single-word="false" fo:text-indent="0in" style:auto-text-indent="false" fo:padding="0in" fo:border="none"/>
      <style:text-properties fo:color="#000000" loext:opacity="100%" style:font-name="Arial" fo:font-size="10pt" fo:font-style="normal" style:text-underline-style="none" fo:font-weight="normal" officeooo:rsid="001fcd5f" officeooo:paragraph-rsid="00250406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margin-left="0.8862in" fo:margin-right="0in" fo:margin-top="0.0236in" fo:margin-bottom="0in" style:contextual-spacing="false" fo:text-align="justify" style:justify-single-word="false" fo:text-indent="0.4925in" style:auto-text-indent="false" fo:padding="0in" fo:border="none"/>
      <style:text-properties fo:color="#000000" loext:opacity="100%" style:font-name="Arial" fo:font-size="10pt" fo:font-style="normal" style:text-underline-style="none" fo:font-weight="normal" officeooo:rsid="00151ac6" officeooo:paragraph-rsid="00250406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margin-left="0.8862in" fo:margin-right="0in" fo:margin-top="0.0236in" fo:margin-bottom="0in" style:contextual-spacing="false" fo:text-align="justify" style:justify-single-word="false" fo:text-indent="0.4925in" style:auto-text-indent="false" fo:padding="0in" fo:border="none"/>
      <style:text-properties fo:color="#000000" loext:opacity="100%" style:font-name="Arial" fo:font-size="10pt" fo:font-style="normal" style:text-underline-style="none" fo:font-weight="normal" officeooo:rsid="0016210f" officeooo:paragraph-rsid="00250406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loext:opacity="100%" style:font-name="Arial" fo:font-size="10pt" fo:font-style="normal" style:text-underline-style="none" fo:font-weight="normal" officeooo:rsid="001fb0d4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officeooo:rsid="00206297"/>
    </style:style>
    <style:style style:name="T3" style:family="text">
      <style:text-properties officeooo:rsid="0013fcc5"/>
    </style:style>
    <style:style style:name="T4" style:family="text">
      <style:text-properties officeooo:rsid="001e05c7"/>
    </style:style>
    <style:style style:name="T5" style:family="text">
      <style:text-properties officeooo:rsid="00141f9a"/>
    </style:style>
    <style:style style:name="T6" style:family="text">
      <style:text-properties officeooo:rsid="00308e4a"/>
    </style:style>
    <style:style style:name="T7" style:family="text">
      <style:text-properties officeooo:rsid="001fb0d4"/>
    </style:style>
    <style:style style:name="T8" style:family="text">
      <style:text-properties officeooo:rsid="001438bc"/>
    </style:style>
    <style:style style:name="T9" style:family="text">
      <style:text-properties fo:color="#000000" loext:opacity="100%" style:font-name="Arial" fo:font-size="10pt" fo:font-style="normal" style:text-underline-style="none" fo:font-weight="normal" officeooo:rsid="001438bc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000000" loext:opacity="100%" style:font-name="Droid Sans Mono" fo:font-size="10pt" fo:font-style="normal" style:text-underline-style="none" fo:font-weight="normal" officeooo:rsid="001438bc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1" style:family="text">
      <style:text-properties fo:color="#000000" loext:opacity="100%" style:font-name="Droid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2" style:family="text">
      <style:text-properties fo:color="#000000" loext:opacity="100%" style:font-name="Arial" fo:font-size="10pt" fo:font-style="normal" style:text-underline-style="none" fo:font-weight="normal" officeooo:rsid="001438bc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3" style:family="text">
      <style:text-properties fo:color="#000000" loext:opacity="100%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4" style:family="text">
      <style:text-properties officeooo:rsid="00151ac6"/>
    </style:style>
    <style:style style:name="T15" style:family="text">
      <style:text-properties fo:color="#000000" loext:opacity="100%" style:font-name="Arial" fo:font-size="10pt" fo:font-style="normal" style:text-underline-style="none" fo:font-weight="normal" officeooo:rsid="00151ac6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color="#000000" loext:opacity="100%" style:font-name="Arial" fo:font-size="10pt" fo:font-style="normal" style:text-underline-style="none" fo:font-weight="normal" officeooo:rsid="001fcd5f" style:font-size-asian="10pt" style:font-style-asian="normal" style:font-weight-asian="normal" style:font-size-complex="10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[ Administration ]]</text:p>
      <text:p text:style-name="P2">[[ ADRESSE ADMINISTRATION ]]</text:p>
      <text:p text:style-name="P3"/>
      <text:p text:style-name="P3"/>
      <text:p text:style-name="P3"/>
      <text:p text:style-name="P4">PROCÈS-VERBAL DE TRANSPORT CONSTATATIONS ET MESURES PRISES</text:p>
      <text:p text:style-name="P5"/>
      <text:p text:style-name="P6"/>
      <text:p text:style-name="P6">Le [[ DATE D’EDITION DU DOC ]] à [[ HEURE EDITION DU DOC ]].</text:p>
      <text:p text:style-name="P6">Nous soussigné [NOM PRENOM ]], [[ FONCTION CONSTATANT ]] en résidence à {{ commune }}</text:p>
      <text:p text:style-name="P6">Vu les articles 16 à 19 et 75 à 78 du Code de Procédure Pénale, rapportons les opérations suivantes : </text:p>
      <text:p text:style-name="P6"/>
      <text:p text:style-name="P7"><text:span text:style-name="T1"/></text:p>
      <text:p text:style-name="P8"/>
      <text:p text:style-name="P8"/>
      <text:p text:style-name="P9">SAISINE</text:p>
      <text:p text:style-name="P10"/>
      <text:p text:style-name="P11">Le <text:span text:style-name="T2">[[</text:span><text:span text:style-name="T3"> date_constat </text:span><text:span text:style-name="T2">]]</text:span><text:span text:style-name="T3"> à </text:span><text:span text:style-name="T2">[[</text:span><text:span text:style-name="T3"> heure_constat </text:span><text:span text:style-name="T2">]]</text:span><text:span text:style-name="T3"> {{ commune }}</text:span>, nous sommes saisis des faits suivants :</text:p>
      <text:p text:style-name="P12">[[ TYPE SIGNALEMENT ]] sur la commune de {{ commune }}</text:p>
      <text:p text:style-name="P12"/>
      <text:p text:style-name="P13"/>
      <text:p text:style-name="P14">SITUATION À L'ARRIVÉE DES ENQUÊTEURS</text:p>
      <text:p text:style-name="P13"/>
      <text:p text:style-name="P11">Nous arrivons sur les lieux le <text:span text:style-name="T2">[[</text:span><text:span text:style-name="T3"> date_constat </text:span><text:span text:style-name="T2">]]</text:span><text:span text:style-name="T3"> à </text:span><text:span text:style-name="T2">[[</text:span><text:span text:style-name="T3"> heure_constat </text:span><text:span text:style-name="T2">]]</text:span><text:span text:style-name="T3"> </text:span></text:p>
      <text:p text:style-name="P11"><text:tab/>- Personnes présente<text:span text:style-name="T3">s :</text:span></text:p>
      <text:p text:style-name="P15"><text:span text:style-name="T4">[</text:span><text:span text:style-name="T3">[NOM PRENOM constatant]], [[ </text:span><text:bookmark text:name="Phrases51"/><text:span text:style-name="T3">FONCTION CONSTATANT ]] de {{ commune }}</text:span></text:p>
      <text:p text:style-name="P16"><text:span text:style-name="T4">[</text:span>[NOM PRENOM des autres personnes présentes]]</text:p>
      <text:p text:style-name="P17">Nous avons été alertés par [[ indiquer motif du constat (témoignage, patrouille, signalement)]]</text:p>
      <text:p text:style-name="P11"><text:span text:style-name="T5">Nous constatons un dépôt de déchets à l’adresse </text:span><text:span text:style-name="T3">[[ </text:span><text:span text:style-name="T5">localis</text:span><text:span text:style-name="T3">ation_depot </text:span><text:span text:style-name="T6">]]</text:span></text:p>
      <text:p text:style-name="P17"><text:span text:style-name="T3">I</text:span>l s’agit d’un terrain <text:span text:style-name="T6">[[</text:span> nature_terrain <text:span text:style-name="T6">}}</text:span> </text:p>
      <text:p text:style-name="P11"><text:span text:style-name="T5">[[Indiquer a</text:span><text:span text:style-name="T3">utres renseignements utiles à la description de la situation et des lieux à </text:span><text:span text:style-name="T5">votre </text:span><text:span text:style-name="T3">arrivée : </text:span><text:span text:style-name="T5">localisation, spécificité nature terrain]]</text:span><text:span text:style-name="T3">.</text:span></text:p>
      <text:p text:style-name="P11"/>
      <text:p text:style-name="P13"/>
      <text:p text:style-name="P18"/>
      <text:p text:style-name="P19">ÉTAT DES LIEUX</text:p>
      <text:p text:style-name="P11"/>
      <text:p text:style-name="P11"><text:span text:style-name="T7">[% if volume_depot %]</text:span></text:p>
      <text:p text:style-name="P11"><text:span text:style-name="T8">Le dépôt de déchets représente un volume d’environ [[ volume_depot ]].</text:span></text:p>
      <text:p text:style-name="P11"><text:span text:style-name="T7">[% endif %]</text:span></text:p>
      <text:p text:style-name="P11"><text:span text:style-name="T7">[% if volume_depot %]</text:span></text:p>
      <text:p text:style-name="P20"><text:span text:style-name="T9">Le dépôt </text:span><text:span text:style-name="T1">est </text:span><text:span text:style-name="T9">composé de [[ types_depot ]].</text:span></text:p>
      <text:p text:style-name="P11"><text:span text:style-name="T7">[% endif %]</text:span></text:p>
      <text:p text:style-name="P21"/>
      <text:p text:style-name="P21">[Si <text:span text:style-name="T5">[[ </text:span>Photos<text:span text:style-name="T5"> ]]</text:span>= « OUI» ALORS « <text:span text:style-name="T5">D</text:span>es cliché photographiques ont été réalisés et sont joints ci dessous »].</text:p>
      <text:p text:style-name="P21"/>
      <text:p text:style-name="P20"><text:span text:style-name="T10">[% if auteur_identifie %]L'auteur des faits est identifié.[% endif %]</text:span></text:p>
      <text:p text:style-name="P20"><text:span text:style-name="T10"/></text:p>
      <text:p text:style-name="P20"><text:span text:style-name="T10">[% if indices_disponibles %]Des indices permettent d'identifier un auteur : [[ indices_disponibles ]][% endif %]</text:span></text:p>
      <text:p text:style-name="P20"><text:span text:style-name="T10"/></text:p>
      <text:p text:style-name="P22"><text:span text:style-name="T10">[% </text:span><text:span text:style-name="T11">if <text:s/></text:span><text:span text:style-name="T12">precisions_depot %</text:span><text:span text:style-name="T13">]</text:span></text:p>
      <text:p text:style-name="P20"><text:span text:style-name="T9">D’autres éléments sont à noter : [[ precisions_depot ]]</text:span></text:p>
      <text:p text:style-name="P11"><text:span text:style-name="T7">[% endif %]</text:span></text:p>
      <text:p text:style-name="P8"/>
      <text:p text:style-name="P8"/>
      <text:p text:style-name="P19">MESURES DIVERSES</text:p>
      <text:p text:style-name="P11"/>
      <text:p text:style-name="P21">[% if arrete_municipal_existe %]</text:p>
      <text:p text:style-name="P21">La commune dispose d'un arrêté ou d'une délibération municipale encadrant ce type d'infraction</text:p>
      <text:p text:style-name="P21">[% endif %]</text:p>
      <text:p text:style-name="P21"/>
      <text:p text:style-name="P23">[% if <text:span text:style-name="T14">prejudice_montant %</text:span>]</text:p>
      <text:p text:style-name="P20"><text:span text:style-name="T15"><text:tab/>La commune estime son préjudice à [[ prejudice_montant ]] €</text:span></text:p>
      <text:p text:style-name="P20"><text:span text:style-name="T15">[</text:span><text:span text:style-name="T16">% endif %]</text:span></text:p>
      <text:p text:style-name="P23"/>
      <text:p text:style-name="P23">[% if souhaite_porter_plainte %]</text:p>
      <text:p text:style-name="P20"><text:span text:style-name="T15"><text:tab/>La commune va déposer plainte à la gendarmerie de [BRIGADE GENDARMERIE COMPETENTE] et lui joindre ce [RAPPORT ou PV de constatation].</text:span></text:p>
      <text:p text:style-name="P20"><text:span text:style-name="T15">[</text:span><text:span text:style-name="T16">% endif %]</text:span></text:p>
      <text:p text:style-name="P20"><text:span text:style-name="T16"/></text:p>
      <text:p text:style-name="P11">Nos constatations prennent fin le Le<text:span text:style-name="T2">[[</text:span><text:span text:style-name="T3"> date_constat </text:span><text:span text:style-name="T2">]]</text:span><text:span text:style-name="T3"> à </text:span><text:span text:style-name="T2">[[</text:span><text:span text:style-name="T3"> heure_constat </text:span><text:span text:style-name="T2">]]</text:span><text:span text:style-name="T3"> </text:span></text:p>
      <text:p text:style-name="P24"/>
      <text:p text:style-name="P24"/>
      <text:p text:style-name="P25">Fait à , le </text:p>
      <text:p text:style-name="P25"/>
      <text:p text:style-name="P25"/>
      <text:p text:style-name="P24">Signature </text:p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pher </meta:initial-creator>
    <meta:creation-date>2014-09-06T19:13:51.873740764</meta:creation-date>
    <dc:date>2025-04-08T12:58:58.754520763</dc:date>
    <meta:editing-duration>PT1H26M21S</meta:editing-duration>
    <meta:editing-cycles>46</meta:editing-cycles>
    <meta:generator>LibreOffice/24.8.5.2$Linux_X86_64 LibreOffice_project/480$Build-2</meta:generator>
    <meta:document-statistic meta:table-count="0" meta:image-count="0" meta:object-count="0" meta:page-count="2" meta:paragraph-count="44" meta:word-count="365" meta:character-count="2211" meta:non-whitespace-character-count="1880"/>
  </office:meta>
</office:document-meta>
</file>